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01cm" table:align="left"/>
    </style:style>
    <style:style style:name="Table1.A" style:family="table-column">
      <style:table-column-properties style:column-width="2.776cm"/>
    </style:style>
    <style:style style:name="Table1.B" style:family="table-column">
      <style:table-column-properties style:column-width="7.23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top="0.706cm" fo:margin-bottom="0.212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106cm" fo:line-height="138%" style:writing-mode="lr-tb"/>
      <style:text-properties fo:font-variant="normal" fo:text-transform="none" fo:color="#000000" style:text-line-through-style="none" style:font-name="Arial1" fo:font-size="22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.564cm" fo:line-height="138%" style:writing-mode="lr-tb"/>
      <style:text-properties fo:font-variant="normal" fo:text-transform="none" fo:color="#666666" style:text-line-through-style="none" style:font-name="Arial1" fo:font-size="13.1000003814697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3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4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6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6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6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6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6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6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6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7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7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8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8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8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8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9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9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9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34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35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36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37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38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39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0" style:family="paragraph" style:parent-style-name="Text_20_body" style:list-style-name="L1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1" style:family="paragraph" style:parent-style-name="Text_20_body" style:list-style-name="L1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2" style:family="paragraph" style:parent-style-name="Text_20_body" style:list-style-name="L2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3" style:family="paragraph" style:parent-style-name="Text_20_body" style:list-style-name="L2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4" style:family="paragraph" style:parent-style-name="Text_20_body" style:list-style-name="L3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5" style:family="paragraph" style:parent-style-name="Text_20_body" style:list-style-name="L3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6" style:family="paragraph" style:parent-style-name="Text_20_body" style:list-style-name="L3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7" style:family="paragraph" style:parent-style-name="Text_20_body" style:list-style-name="L3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8" style:family="paragraph" style:parent-style-name="Text_20_body" style:list-style-name="L3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49" style:family="paragraph" style:parent-style-name="Text_20_body" style:list-style-name="L3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0" style:family="paragraph" style:parent-style-name="Text_20_body" style:list-style-name="L3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1" style:family="paragraph" style:parent-style-name="Text_20_body" style:list-style-name="L4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2" style:family="paragraph" style:parent-style-name="Text_20_body" style:list-style-name="L4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3" style:family="paragraph" style:parent-style-name="Text_20_body" style:list-style-name="L4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4" style:family="paragraph" style:parent-style-name="Text_20_body" style:list-style-name="L4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5" style:family="paragraph" style:parent-style-name="Text_20_body" style:list-style-name="L4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6" style:family="paragraph" style:parent-style-name="Text_20_body" style:list-style-name="L4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7" style:family="paragraph" style:parent-style-name="Text_20_body" style:list-style-name="L5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8" style:family="paragraph" style:parent-style-name="Text_20_body" style:list-style-name="L5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59" style:family="paragraph" style:parent-style-name="Text_20_body" style:list-style-name="L5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0" style:family="paragraph" style:parent-style-name="Text_20_body" style:list-style-name="L5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1" style:family="paragraph" style:parent-style-name="Text_20_body" style:list-style-name="L5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2" style:family="paragraph" style:parent-style-name="Text_20_body" style:list-style-name="L6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3" style:family="paragraph" style:parent-style-name="Text_20_body" style:list-style-name="L6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4" style:family="paragraph" style:parent-style-name="Text_20_body" style:list-style-name="L7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5" style:family="paragraph" style:parent-style-name="Text_20_body" style:list-style-name="L7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6" style:family="paragraph" style:parent-style-name="Text_20_body" style:list-style-name="L7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7" style:family="paragraph" style:parent-style-name="Text_20_body" style:list-style-name="L7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8" style:family="paragraph" style:parent-style-name="Text_20_body" style:list-style-name="L7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69" style:family="paragraph" style:parent-style-name="Text_20_body" style:list-style-name="L8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70" style:family="paragraph" style:parent-style-name="Text_20_body" style:list-style-name="L8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71" style:family="paragraph" style:parent-style-name="Text_20_body" style:list-style-name="L8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/>
    </style:style>
    <style:style style:name="P72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14999961853027pt" fo:font-style="normal" style:text-underline-style="none" fo:font-weight="bold" style:text-blinking="false" fo:background-color="transparent"/>
    </style:style>
    <style:style style:name="P73" style:family="paragraph" style:parent-style-name="Text_20_body" style:list-style-name="L2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nsolas" fo:font-size="9.14999961853027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Consolas" fo:font-size="9.14999961853027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Consolas" fo:font-size="9.14999961853027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Consolas" fo:font-size="9.14999961853027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1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Consolas" fo:font-size="9.14999961853027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2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Consolas" fo:font-size="9.14999961853027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4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Consolas" fo:font-size="8.5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2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Arial1" fo:font-size="9.14999961853027pt" fo:font-style="normal" style:text-underline-style="none" fo:font-weight="normal" style:text-blinking="false"/>
    </style:style>
    <style:style style:name="P81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82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83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84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85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86" style:family="paragraph" style:parent-style-name="Text_20_body" style:list-style-name="L13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87" style:family="paragraph" style:parent-style-name="Text_20_body" style:list-style-name="L16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88" style:family="paragraph" style:parent-style-name="Text_20_body" style:list-style-name="L18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89" style:family="paragraph" style:parent-style-name="Text_20_body" style:list-style-name="L19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0" style:family="paragraph" style:parent-style-name="Text_20_body" style:list-style-name="L2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1" style:family="paragraph" style:parent-style-name="Text_20_body" style:list-style-name="L24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2" style:family="paragraph" style:parent-style-name="Text_20_body" style:list-style-name="L28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3" style:family="paragraph" style:parent-style-name="Text_20_body" style:list-style-name="L34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4" style:family="paragraph" style:parent-style-name="Text_20_body" style:list-style-name="L36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5" style:family="paragraph" style:parent-style-name="Text_20_body" style:list-style-name="L39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6" style:family="paragraph" style:parent-style-name="Text_20_body" style:list-style-name="L4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7" style:family="paragraph" style:parent-style-name="Text_20_body" style:list-style-name="L44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8" style:family="paragraph" style:parent-style-name="Text_20_body" style:list-style-name="L48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9" style:family="paragraph" style:parent-style-name="Text_20_body" style:list-style-name="L50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0" style:family="paragraph" style:parent-style-name="Text_20_body" style:list-style-name="L53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1" style:family="paragraph" style:parent-style-name="Text_20_body" style:list-style-name="L56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2" style:family="paragraph" style:parent-style-name="Text_20_body" style:list-style-name="L57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3" style:family="paragraph" style:parent-style-name="Text_20_body" style:list-style-name="L59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4" style:family="paragraph" style:parent-style-name="Text_20_body" style:list-style-name="L63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5" style:family="paragraph" style:parent-style-name="Text_20_body" style:list-style-name="L65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6" style:family="paragraph" style:parent-style-name="Text_20_body" style:list-style-name="L68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7" style:family="paragraph" style:parent-style-name="Text_20_body" style:list-style-name="L70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8" style:family="paragraph" style:parent-style-name="Text_20_body" style:list-style-name="L73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09" style:family="paragraph" style:parent-style-name="Text_20_body" style:list-style-name="L75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10" style:family="paragraph" style:parent-style-name="Text_20_body" style:list-style-name="L78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11" style:family="paragraph" style:parent-style-name="Text_20_body" style:list-style-name="L80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12" style:family="paragraph" style:parent-style-name="Text_20_body" style:list-style-name="L83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13" style:family="paragraph" style:parent-style-name="Text_20_body" style:list-style-name="L85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14" style:family="paragraph" style:parent-style-name="Text_20_body" style:list-style-name="L89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15" style:family="paragraph" style:parent-style-name="Text_20_body">
      <style:paragraph-properties fo:margin-top="0cm" fo:margin-bottom="0cm"/>
    </style:style>
    <style:style style:name="P116" style:family="paragraph" style:parent-style-name="Text_20_body">
      <style:paragraph-properties fo:margin-top="0cm" fo:margin-bottom="0cm" fo:line-height="138%" style:writing-mode="lr-tb"/>
    </style:style>
    <style:style style:name="P11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weight="normal"/>
    </style:style>
    <style:style style:name="P118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9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</style:style>
    <style:style style:name="P120" style:family="paragraph" style:parent-style-name="Table_20_Contents">
      <style:paragraph-properties fo:margin-top="0cm" fo:margin-bottom="0cm" fo:line-height="138%" fo:padding="0.162cm" fo:border="0.002cm solid #000000" style:writing-mode="lr-tb"/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21" style:family="paragraph" style:parent-style-name="Table_20_Contents">
      <style:paragraph-properties fo:margin-top="0cm" fo:margin-bottom="0cm" fo:line-height="120%" fo:padding="0.162cm" fo:border="0.002cm solid #000000" style:writing-mode="lr-tb"/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P122" style:family="paragraph" style:parent-style-name="Heading_20_2">
      <style:paragraph-properties fo:margin-top="0.635cm" fo:margin-bottom="0.212cm" fo:line-height="138%" style:writing-mode="lr-tb"/>
      <style:text-properties fo:font-variant="normal" fo:text-transform="none" fo:color="#000000" style:text-line-through-style="none" style:font-name="Arial1" fo:font-size="13.75pt" fo:font-style="normal" style:text-underline-style="none" fo:font-weight="normal" style:text-blinking="false" fo:background-color="transparent"/>
    </style:style>
    <style:style style:name="P123" style:family="paragraph" style:parent-style-name="Heading_20_2">
      <style:paragraph-properties fo:margin-top="0.635cm" fo:margin-bottom="0.212cm" fo:line-height="138%" style:writing-mode="lr-tb"/>
      <style:text-properties fo:font-weight="normal"/>
    </style:style>
    <style:style style:name="P124" style:family="paragraph" style:parent-style-name="Heading_20_3">
      <style:paragraph-properties fo:margin-top="0.564cm" fo:margin-bottom="0.141cm" fo:line-height="138%" style:writing-mode="lr-tb"/>
      <style:text-properties fo:font-variant="normal" fo:text-transform="none" fo:color="#434343" style:text-line-through-style="none" style:font-name="Arial1" fo:font-size="10.4499998092651pt" fo:font-style="normal" style:text-underline-style="none" fo:font-weight="bold" style:text-blinking="false" fo:background-color="transparent"/>
    </style:style>
    <style:style style:name="P125" style:family="paragraph" style:parent-style-name="Heading_20_4">
      <style:paragraph-properties fo:margin-top="0.353cm" fo:margin-bottom="0.141cm" fo:line-height="120%" style:writing-mode="lr-tb"/>
      <style:text-properties fo:font-variant="normal" fo:text-transform="none" fo:color="#666666" style:text-line-through-style="none" style:font-name="Arial1" fo:font-size="10.4499998092651pt" fo:font-style="italic" style:text-underline-style="none" fo:font-weight="normal" style:text-blinking="false" fo:background-color="transparent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9.14999961853027pt" fo:font-style="normal" style:text-underline-style="solid" style:text-underline-width="auto" style:text-underline-color="font-color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9.14999961853027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3.75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3.75pt" fo:font-style="italic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Consolas" fo:font-size="9.14999961853027pt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Consolas" fo:font-size="9.14999961853027pt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666666" style:text-line-through-style="none" style:font-name="Consolas" fo:font-size="9.1499996185302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666666" style:text-line-through-style="none" style:font-name="Consolas" fo:font-size="9.14999961853027pt" fo:font-style="normal" style:text-underline-style="solid" style:text-underline-width="auto" style:text-underline-color="font-color" fo:font-weight="normal" style:text-blinking="false" fo:background-color="transparent"/>
    </style:style>
    <style:style style:name="T12" style:family="text">
      <style:text-properties fo:font-variant="normal" fo:text-transform="none" fo:color="#666666" style:text-line-through-style="none" style:font-name="Consolas" fo:font-size="8.5pt" fo:font-style="normal" style:text-underline-style="none" style:text-blinking="false" fo:background-color="transparent"/>
    </style:style>
    <style:style style:name="T13" style:family="text">
      <style:text-properties fo:font-variant="normal" fo:text-transform="none" fo:color="#666666" style:text-line-through-style="none" style:text-underline-style="none" style:text-blinking="false" fo:background-color="transparent"/>
    </style:style>
    <style:style style:name="T14" style:family="text">
      <style:text-properties style:font-name="Consolas" fo:background-color="transparent"/>
    </style:style>
    <style:style style:name="T15" style:family="text">
      <style:text-properties style:font-name="Consolas" fo:font-style="italic" fo:background-color="transparent"/>
    </style:style>
    <style:style style:name="T16" style:family="text">
      <style:text-properties style:font-name="Consolas" fo:font-size="9.14999961853027pt" fo:font-style="normal" fo:font-weight="normal"/>
    </style:style>
    <style:style style:name="T17" style:family="text">
      <style:text-properties fo:color="#666666" style:font-name="Consolas" fo:background-color="transparent"/>
    </style:style>
    <style:style style:name="T18" style:family="text">
      <style:text-properties fo:color="#666666" fo:background-color="transparent"/>
    </style:style>
    <style:style style:name="T19" style:family="text">
      <style:text-properties fo:font-style="italic" fo:background-color="transparent"/>
    </style:style>
    <style:style style:name="T20" style:family="text">
      <style:text-properties fo:font-style="italic" fo:background-color="#ffff00"/>
    </style:style>
    <style:style style:name="T21" style:family="text">
      <style:text-properties fo:font-weight="bold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f8d00ae-64f7-1b5c-e6f2-0370b9b68995"/>Angular 2 Testing for Hackers</text:p>
      <text:p text:style-name="P3">Angular Connect 2016</text:p>
      <text:h text:style-name="P1" text:outline-level="1">Prerequisites</text:h>
      <text:list xml:id="list920377946553803643" text:style-name="L1">
        <text:list-item>
          <text:p text:style-name="P4">Get hold of a TypeScript code editor (e.g. Visual Studio Code or WebStorm)</text:p>
          <text:list>
            <text:list-item>
              <text:p text:style-name="P81"><text:a xlink:type="simple" xlink:href="https://www.visualstudio.com/en-us/products/code-vs.aspx" text:style-name="Internet_20_link" text:visited-style-name="Visited_20_Internet_20_Link"><text:span text:style-name="T2">Install Visual Studio Code</text:span></text:a></text:p>
            </text:list-item>
          </text:list>
        </text:list-item>
        <text:list-item>
          <text:p text:style-name="P4">Install Node.js (maybe nvm too)</text:p>
          <text:list>
            <text:list-item>
              <text:p text:style-name="P81"><text:a xlink:type="simple" xlink:href="https://nodejs.org/en/download/" text:style-name="Internet_20_link" text:visited-style-name="Visited_20_Internet_20_Link"><text:span text:style-name="T2">Install node 6.5.0 or later and npm 3.10.6 or later</text:span></text:a></text:p>
            </text:list-item>
            <text:list-item>
              <text:p text:style-name="P81"><text:span text:style-name="T3">Or use </text:span><text:a xlink:type="simple" xlink:href="https://github.com/creationix/nvm" text:style-name="Internet_20_link" text:visited-style-name="Visited_20_Internet_20_Link"><text:span text:style-name="T2">nvm</text:span></text:a></text:p>
            </text:list-item>
          </text:list>
        </text:list-item>
        <text:list-item>
          <text:p text:style-name="P4">Clone the repository</text:p>
          <text:list>
            <text:list-item>
              <text:p text:style-name="P81"><text:span text:style-name="T10">git clone </text:span><text:a xlink:type="simple" xlink:href="https://github.com/angular-workshops/angular2-testing.git" text:style-name="Internet_20_link" text:visited-style-name="Visited_20_Internet_20_Link"><text:span text:style-name="T11">https://github.com/angular-workshops/angular2-testing.git</text:span></text:a></text:p>
            </text:list-item>
            <text:list-item>
              <text:p text:style-name="P74">cd angular2-testing</text:p>
            </text:list-item>
          </text:list>
        </text:list-item>
        <text:list-item>
          <text:p text:style-name="P4">Install the angular CLI tool globally (needs to be &gt;= beta.15)</text:p>
          <text:list>
            <text:list-item>
              <text:p text:style-name="P74">npm install -g angular-cli</text:p>
            </text:list-item>
          </text:list>
        </text:list-item>
        <text:list-item>
          <text:p text:style-name="P4">Install the karma CLI tool globally</text:p>
          <text:list>
            <text:list-item>
              <text:p text:style-name="P74">npm install -g karma-cli</text:p>
            </text:list-item>
          </text:list>
        </text:list-item>
        <text:list-item>
          <text:p text:style-name="P4">Install the local dependencies for jasmine folder</text:p>
          <text:list>
            <text:list-item>
              <text:p text:style-name="P74">cd jasmine</text:p>
            </text:list-item>
            <text:list-item>
              <text:p text:style-name="P74">npm install</text:p>
            </text:list-item>
          </text:list>
        </text:list-item>
        <text:list-item>
          <text:p text:style-name="P4">Install the local dependencies for Tour of Heroes folder</text:p>
          <text:list>
            <text:list-item>
              <text:p text:style-name="P74">cd ../tour-of-heroes</text:p>
            </text:list-item>
            <text:list-item>
              <text:p text:style-name="P74">npm install</text:p>
            </text:list-item>
          </text:list>
        </text:list-item>
        <text:list-item>
          <text:p text:style-name="P4">The day before the workshop run “git pull” to update to the latest version of the repo since there may be changes</text:p>
        </text:list-item>
      </text:list>
      <text:p text:style-name="P116"><text:span text:style-name="T3">Browse the full </text:span><text:a xlink:type="simple" xlink:href="https://docs.google.com/document/d/1G25ZQ1HGwMVdW_0vv9mhCc10yd4csazZgahspegD-go/edit?usp=sharing" text:style-name="Internet_20_link" text:visited-style-name="Visited_20_Internet_20_Link"><text:span text:style-name="T2">Prerequisites document</text:span></text:a><text:span text:style-name="T7"> </text:span><text:span text:style-name="T3">with more detailed information and instructions.</text:span></text:p>
      <text:h text:style-name="P1" text:outline-level="1">Overview</text:h>
      <text:p text:style-name="P1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0">9:00am</text:p>
          </table:table-cell>
          <table:table-cell table:style-name="Table1.A1" office:value-type="string">
            <text:p text:style-name="P120">Intro &amp; Benefits of Testing</text:p>
          </table:table-cell>
        </table:table-row>
        <table:table-row>
          <table:table-cell table:style-name="Table1.A1" office:value-type="string">
            <text:p text:style-name="P121">9:15am</text:p>
          </table:table-cell>
          <table:table-cell table:style-name="Table1.A1" office:value-type="string">
            <text:p text:style-name="P120">Jasmine BDD Framework</text:p>
          </table:table-cell>
        </table:table-row>
        <table:table-row>
          <table:table-cell table:style-name="Table1.A1" office:value-type="string">
            <text:p text:style-name="P121">10:15am</text:p>
          </table:table-cell>
          <table:table-cell table:style-name="Table1.A1" office:value-type="string">
            <text:p text:style-name="P120">Unit Testing Strategies</text:p>
          </table:table-cell>
        </table:table-row>
        <table:table-row>
          <table:table-cell table:style-name="Table1.A1" office:value-type="string">
            <text:p text:style-name="P121">10:30am</text:p>
          </table:table-cell>
          <table:table-cell table:style-name="Table1.A1" office:value-type="string">
            <text:p text:style-name="P121">BREAK</text:p>
          </table:table-cell>
        </table:table-row>
        <table:table-row>
          <table:table-cell table:style-name="Table1.A1" office:value-type="string">
            <text:p text:style-name="P121">11:00am</text:p>
          </table:table-cell>
          <table:table-cell table:style-name="Table1.A1" office:value-type="string">
            <text:p text:style-name="P120">Unit Testing with Karma</text:p>
          </table:table-cell>
        </table:table-row>
        <table:table-row>
          <table:table-cell table:style-name="Table1.A1" office:value-type="string">
            <text:p text:style-name="P121">11:30am</text:p>
          </table:table-cell>
          <table:table-cell table:style-name="Table1.A1" office:value-type="string">
            <text:p text:style-name="P120">Unit Testing in Angular 2</text:p>
          </table:table-cell>
        </table:table-row>
        <table:table-row>
          <table:table-cell table:style-name="Table1.A1" office:value-type="string">
            <text:p text:style-name="P121">12:30pm</text:p>
          </table:table-cell>
          <table:table-cell table:style-name="Table1.A1" office:value-type="string">
            <text:p text:style-name="P121">LUNCH</text:p>
          </table:table-cell>
        </table:table-row>
        <table:table-row>
          <table:table-cell table:style-name="Table1.A1" office:value-type="string">
            <text:p text:style-name="P121">1:30pm</text:p>
          </table:table-cell>
          <table:table-cell table:style-name="Table1.A1" office:value-type="string">
            <text:p text:style-name="P120">Integration Testing in Angular 2</text:p>
          </table:table-cell>
        </table:table-row>
        <text:soft-page-break/>
        <table:table-row>
          <table:table-cell table:style-name="Table1.A1" office:value-type="string">
            <text:p text:style-name="P121">3:00pm</text:p>
          </table:table-cell>
          <table:table-cell table:style-name="Table1.A1" office:value-type="string">
            <text:p text:style-name="P121">BREAK</text:p>
          </table:table-cell>
        </table:table-row>
        <table:table-row>
          <table:table-cell table:style-name="Table1.A1" office:value-type="string">
            <text:p text:style-name="P121">3:30pm</text:p>
          </table:table-cell>
          <table:table-cell table:style-name="Table1.A1" office:value-type="string">
            <text:p text:style-name="P120">End to End Testing with Protractor</text:p>
          </table:table-cell>
        </table:table-row>
        <table:table-row>
          <table:table-cell table:style-name="Table1.A1" office:value-type="string">
            <text:p text:style-name="P121">5:00pm</text:p>
          </table:table-cell>
          <table:table-cell table:style-name="Table1.A1" office:value-type="string">
            <text:p text:style-name="P121">FINISH</text:p>
          </table:table-cell>
        </table:table-row>
      </table:table>
      <text:p text:style-name="Text_20_body"/>
      <text:h text:style-name="P122" text:outline-level="2">Introduction to Unit Testing and Jasmine</text:h>
      <text:h text:style-name="P124" text:outline-level="3">Step 1: Creating specs</text:h>
      <text:h text:style-name="P125" text:outline-level="4">Resources</text:h>
      <text:list xml:id="list3869388265487678080" text:style-name="L2">
        <text:list-item>
          <text:p text:style-name="P82"><text:a xlink:type="simple" xlink:href="http://jasmine.github.io/2.5/introduction.html" text:style-name="Internet_20_link" text:visited-style-name="Visited_20_Internet_20_Link"><text:span text:style-name="T2">Jasmine BDD Framework</text:span></text:a></text:p>
        </text:list-item>
        <text:list-item>
          <text:p text:style-name="P82"><text:a xlink:type="simple" xlink:href="http://thejsguy.com/2015/01/12/jasmine-vs-mocha-chai-and-sinon.html" text:style-name="Internet_20_link" text:visited-style-name="Visited_20_Internet_20_Link"><text:span text:style-name="T2">Comparison of Testing Frameworks</text:span></text:a></text:p>
        </text:list-item>
      </text:list>
      <text:h text:style-name="P125" text:outline-level="4">Goals</text:h>
      <text:list xml:id="list4676503344330790193" text:style-name="L3">
        <text:list-item>
          <text:p text:style-name="P33"><text:span text:style-name="T1">Create specs to test a </text:span><text:span text:style-name="T14">join(array, separator)</text:span><text:span text:style-name="T1"> function in the </text:span><text:span text:style-name="T14">joiner.js</text:span><text:span text:style-name="T1"> file</text:span></text:p>
        </text:list-item>
      </text:list>
      <text:h text:style-name="P125" text:outline-level="4">Demonstration</text:h>
      <text:list xml:id="list2709081589658576294" text:style-name="L4">
        <text:list-item>
          <text:p text:style-name="P34"><text:span text:style-name="T1">Create a spec file </text:span><text:span text:style-name="T14">joiner.spec.js</text:span><text:span text:style-name="T1"> to hold the Jasmine specs</text:span></text:p>
        </text:list-item>
        <text:list-item>
          <text:p text:style-name="P34"><text:span text:style-name="T1">Add a describe block for the </text:span><text:span text:style-name="T14">Joiner</text:span><text:span text:style-name="T1"> class</text:span></text:p>
        </text:list-item>
        <text:list-item>
          <text:p text:style-name="P34"><text:span text:style-name="T1">Create a beforeEach block to show instantiating the </text:span><text:span text:style-name="T14">Joiner</text:span><text:span text:style-name="T1"> class</text:span></text:p>
        </text:list-item>
        <text:list-item>
          <text:p text:style-name="P34"><text:span text:style-name="T1">Add a </text:span><text:span text:style-name="T14">describe</text:span><text:span text:style-name="T1"> block for the </text:span><text:span text:style-name="T14">join</text:span><text:span text:style-name="T1"> function</text:span></text:p>
        </text:list-item>
        <text:list-item>
          <text:p text:style-name="P34"><text:span text:style-name="T1">Add an </text:span><text:span text:style-name="T14">it</text:span><text:span text:style-name="T1"> block to test the main use case:</text:span></text:p>
        </text:list-item>
      </text:list>
      <text:h text:style-name="P125" text:outline-level="4">Code</text:h>
      <text:list xml:id="list2816097924419260127" text:style-name="L5">
        <text:list-item>
          <text:p text:style-name="P83"><text:a xlink:type="simple" xlink:href="https://github.com/angular-workshops/angular2-testing/blob/solution/jasmine/src/Joiner.spec.js" text:style-name="Internet_20_link" text:visited-style-name="Visited_20_Internet_20_Link"><text:span text:style-name="T2">https://github.com/angular-workshops/angular2-testing/blob/solution/jasmine/src/Joiner.spec.js</text:span></text:a></text:p>
        </text:list-item>
      </text:list>
      <text:h text:style-name="P125" text:outline-level="4">Tasks</text:h>
      <text:list xml:id="list866665147078166411" text:style-name="L6">
        <text:list-item>
          <text:p text:style-name="P35"><text:span text:style-name="T1">Add </text:span><text:span text:style-name="T14">it</text:span><text:span text:style-name="T1"> blocks to test corner cases of the </text:span><text:span text:style-name="T14">joiner</text:span><text:span text:style-name="T1"> function, such as:</text:span></text:p>
          <text:list>
            <text:list-item>
              <text:p text:style-name="P75">should return an empty string if array is empty</text:p>
            </text:list-item>
            <text:list-item>
              <text:p text:style-name="P75">should join with a comma if no separator is provided</text:p>
            </text:list-item>
            <text:list-item>
              <text:p text:style-name="P75">should work with an empty string separator</text:p>
            </text:list-item>
            <text:list-item>
              <text:p text:style-name="P75">should error when not passed an array</text:p>
            </text:list-item>
          </text:list>
        </text:list-item>
      </text:list>
      <text:list xml:id="list8615429030850151084" text:style-name="L7">
        <text:list-item>
          <text:p text:style-name="P5">Write the following specs for the Reverser.js file which reverses a number into a reverse string</text:p>
          <text:list>
            <text:list-item>
              <text:p text:style-name="P76">should return "0" for 0</text:p>
            </text:list-item>
            <text:list-item>
              <text:p text:style-name="P76">should return "333" for 333</text:p>
            </text:list-item>
            <text:list-item>
              <text:p text:style-name="P76">should return "123" for 321</text:p>
            </text:list-item>
            <text:list-item>
              <text:p text:style-name="P76">should return "12.3" for 3.21</text:p>
            </text:list-item>
            <text:list-item>
              <text:p text:style-name="P76">should return "5-" for -5</text:p>
            </text:list-item>
          </text:list>
        </text:list-item>
        <text:list-item>
          <text:p text:style-name="P72">Bonus:</text:p>
          <text:list>
            <text:list-item>
              <text:p text:style-name="P36"><text:span text:style-name="T1">Find the bug in the bowling game algorithm in </text:span><text:span text:style-name="T14">BowlingGame.js</text:span></text:p>
            </text:list-item>
          </text:list>
        </text:list-item>
      </text:list>
      <text:h text:style-name="P124" text:outline-level="3"><text:soft-page-break/>Step 2: Creating custom Jasmine matchers</text:h>
      <text:h text:style-name="P125" text:outline-level="4">Resources</text:h>
      <text:list xml:id="list4357018254316918552" text:style-name="L8">
        <text:list-item>
          <text:p text:style-name="P84"><text:a xlink:type="simple" xlink:href="http://stackoverflow.com/questions/6453235/what-does-damp-not-dry-mean-when-talking-about-unit-tests" text:style-name="Internet_20_link" text:visited-style-name="Visited_20_Internet_20_Link"><text:span text:style-name="T2">DAMP &amp; DRY tests</text:span></text:a></text:p>
        </text:list-item>
        <text:list-item>
          <text:p text:style-name="P84"><text:a xlink:type="simple" xlink:href="http://jasmine.github.io/2.5/custom_matcher.html" text:style-name="Internet_20_link" text:visited-style-name="Visited_20_Internet_20_Link"><text:span text:style-name="T2">Custom Matchers in Jasmine</text:span></text:a></text:p>
        </text:list-item>
      </text:list>
      <text:h text:style-name="P125" text:outline-level="4">Goals</text:h>
      <text:list xml:id="list2169728937951311659" text:style-name="L9">
        <text:list-item>
          <text:p text:style-name="P6">Create custom matchers to make our tests more readable</text:p>
        </text:list-item>
      </text:list>
      <text:h text:style-name="P125" text:outline-level="4">Demonstration</text:h>
      <text:list xml:id="list1542064595572686188" text:style-name="L10">
        <text:list-item>
          <text:p text:style-name="P37"><text:span text:style-name="T1">Look at the test for </text:span><text:span text:style-name="T14">FivesArray</text:span><text:span text:style-name="T1"> (</text:span><text:span text:style-name="T14">FivesArray.spec.js</text:span><text:span text:style-name="T1">) which has a bug so has a failing test</text:span></text:p>
          <text:list>
            <text:list-item>
              <text:p text:style-name="P7">Add the Spec to the SpecRunner.html</text:p>
            </text:list-item>
          </text:list>
        </text:list-item>
        <text:list-item>
          <text:p text:style-name="P37"><text:span text:style-name="T1">When it fails, the error message “</text:span><text:span text:style-name="T14">Expected 2 to be 0”</text:span><text:span text:style-name="T1"> isn’t helpful. And testing the empty array is ok, but could be smoother.</text:span></text:p>
        </text:list-item>
        <text:list-item>
          <text:p text:style-name="P37"><text:span text:style-name="T1">Create a custom matcher for </text:span><text:span text:style-name="T14">toBeEmptyArray</text:span><text:span text:style-name="T1">()</text:span></text:p>
          <text:list>
            <text:list-item>
              <text:p text:style-name="P7">Don’t include the custom message yet</text:p>
            </text:list-item>
          </text:list>
        </text:list-item>
        <text:list-item>
          <text:p text:style-name="P7">Replace the verbose matcher with the custom matcher</text:p>
        </text:list-item>
        <text:list-item>
          <text:p text:style-name="P7">View the default error message</text:p>
        </text:list-item>
        <text:list-item>
          <text:p text:style-name="P7">Add better error messages for failed matches</text:p>
        </text:list-item>
      </text:list>
      <text:h text:style-name="P125" text:outline-level="4">Code</text:h>
      <text:list xml:id="list8057968733246342598" text:style-name="L11">
        <text:list-item>
          <text:p text:style-name="P85"><text:a xlink:type="simple" xlink:href="https://github.com/angular-workshops/angular2-testing/blob/solution/jasmine/src/FivesArray.spec.js" text:style-name="Internet_20_link" text:visited-style-name="Visited_20_Internet_20_Link"><text:span text:style-name="T2">https://github.com/angular-workshops/angular2-testing/blob/solution/jasmine/src/FivesArray.spec.js</text:span></text:a></text:p>
        </text:list-item>
      </text:list>
      <text:h text:style-name="P125" text:outline-level="4">Tasks</text:h>
      <text:list xml:id="list6419631637770162667" text:style-name="L12">
        <text:list-item>
          <text:p text:style-name="P38"><text:span text:style-name="T1">Create your own custom matcher </text:span><text:span text:style-name="T14">toBeSquareRootOf()</text:span><text:span text:style-name="T1"><text:line-break/><text:line-break/></text:span><text:span text:style-name="T17">describe('toBeSquareRootOf', function() {<text:line-break/></text:span><text:span text:style-name="T18"> </text:span><text:span text:style-name="T17">it('should match that 3 is the square root of 9', function() {<text:line-break/></text:span><text:span text:style-name="T18">   </text:span><text:span text:style-name="T17">expect(3).toBeSquareRootOf(9);<text:line-break/></text:span><text:span text:style-name="T18"> </text:span><text:span text:style-name="T17">});<text:line-break/>});</text:span></text:p>
        </text:list-item>
      </text:list>
      <text:h text:style-name="P124" text:outline-level="3">Step 3: Mocking out dependencies for tests</text:h>
      <text:h text:style-name="P125" text:outline-level="4">Resources</text:h>
      <text:list xml:id="list171816546240833423" text:style-name="L13">
        <text:list-item>
          <text:p text:style-name="P86"><text:a xlink:type="simple" xlink:href="http://c2.com/cgi/wiki?ArrangeActAssert" text:style-name="Internet_20_link" text:visited-style-name="Visited_20_Internet_20_Link"><text:span text:style-name="T2">Arrange - Act - Assert</text:span></text:a></text:p>
        </text:list-item>
        <text:list-item>
          <text:p text:style-name="P86"><text:a xlink:type="simple" xlink:href="http://gaboesquivel.com/blog/2014/unit-testing-mocks-stubs-and-spies/" text:style-name="Internet_20_link" text:visited-style-name="Visited_20_Internet_20_Link"><text:span text:style-name="T2">Unit Testing: Mocks, Stubs and Spies</text:span></text:a></text:p>
        </text:list-item>
        <text:list-item>
          <text:p text:style-name="P86"><text:a xlink:type="simple" xlink:href="http://martinfowler.com/articles/mocksArentStubs.html" text:style-name="Internet_20_link" text:visited-style-name="Visited_20_Internet_20_Link"><text:span text:style-name="T2">http://martinfowler.com/articles/mocksArentStubs.html</text:span></text:a></text:p>
        </text:list-item>
        <text:list-item>
          <text:p text:style-name="P86"><text:a xlink:type="simple" xlink:href="http://jasmine.github.io/2.5/introduction.html#section-Spies" text:style-name="Internet_20_link" text:visited-style-name="Visited_20_Internet_20_Link"><text:span text:style-name="T2">Jasmine Spies - API reference</text:span></text:a></text:p>
        </text:list-item>
      </text:list>
      <text:h text:style-name="P125" text:outline-level="4">Goals</text:h>
      <text:list xml:id="list1894514748356804205" text:style-name="L14">
        <text:list-item>
          <text:p text:style-name="P8">Create spies to use to test a class that relies upon another class</text:p>
        </text:list-item>
        <text:list-item>
          <text:p text:style-name="P39"><text:span text:style-name="T1">Use </text:span><text:span text:style-name="T14">spyOn &amp; jasmine.createSpyObj</text:span></text:p>
        </text:list-item>
      </text:list>
      <text:h text:style-name="P125" text:outline-level="4">Demonstration</text:h>
      <text:list xml:id="list7904886155566704079" text:style-name="L15">
        <text:list-item>
          <text:p text:style-name="P40"><text:span text:style-name="T1">Fill in the </text:span><text:span text:style-name="T14">Player.spec.js</text:span><text:span text:style-name="T1"> tests using </text:span><text:span text:style-name="T14">toBePlaying(song)</text:span><text:span text:style-name="T1"> custom matcher and spies on Song.</text:span></text:p>
        </text:list-item>
      </text:list>
      <text:h text:style-name="P125" text:outline-level="4"><text:soft-page-break/>Code</text:h>
      <text:list xml:id="list7549100576065477937" text:style-name="L16">
        <text:list-item>
          <text:p text:style-name="P87"><text:a xlink:type="simple" xlink:href="https://github.com/angular-workshops/angular2-testing/blob/solution/jasmine/src/Player.spec.js" text:style-name="Internet_20_link" text:visited-style-name="Visited_20_Internet_20_Link"><text:span text:style-name="T2">https://github.com/angular-workshops/angular2-testing/blob/solution/jasmine/src/Player.spec.js</text:span></text:a></text:p>
        </text:list-item>
      </text:list>
      <text:h text:style-name="P125" text:outline-level="4">Tasks</text:h>
      <text:list xml:id="list8055698217676312270" text:style-name="L17">
        <text:list-item>
          <text:p text:style-name="P41"><text:span text:style-name="T1">Spy on the customer object to complete the tests in </text:span><text:span text:style-name="T14">Order.spec.js</text:span><text:span text:style-name="T1">:</text:span></text:p>
          <text:list>
            <text:list-item>
              <text:p text:style-name="P77">should not discount unpreferred customers</text:p>
            </text:list-item>
            <text:list-item>
              <text:p text:style-name="P77">should give preferred customers a 10% discount</text:p>
            </text:list-item>
          </text:list>
        </text:list-item>
      </text:list>
      <text:h text:style-name="P122" text:outline-level="2">Unit Testing Strategies</text:h>
      <text:h text:style-name="P125" text:outline-level="4">Resources</text:h>
      <text:list xml:id="list8909971144622587958" text:style-name="L18">
        <text:list-item>
          <text:p text:style-name="P88"><text:a xlink:type="simple" xlink:href="http://www.drdobbs.com/testing/tdd-is-there-really-any-debate-any-longe/240007457" text:style-name="Internet_20_link" text:visited-style-name="Visited_20_Internet_20_Link"><text:span text:style-name="T2">TDD: Is There Really Any Debate Any Longer?</text:span></text:a></text:p>
        </text:list-item>
      </text:list>
      <text:h text:style-name="P122" text:outline-level="2">Unit Testing with Karma</text:h>
      <text:h text:style-name="P124" text:outline-level="3">Step 4: Configuring and running Karma</text:h>
      <text:h text:style-name="P125" text:outline-level="4">Resources</text:h>
      <text:list xml:id="list8505748738301303468" text:style-name="L19">
        <text:list-item>
          <text:p text:style-name="P89"><text:a xlink:type="simple" xlink:href="http://karma-runner.github.io/1.0/index.html" text:style-name="Internet_20_link" text:visited-style-name="Visited_20_Internet_20_Link"><text:span text:style-name="T2">Karma Documentation</text:span></text:a></text:p>
        </text:list-item>
      </text:list>
      <text:h text:style-name="P125" text:outline-level="4">Goals</text:h>
      <text:list xml:id="list1893862240569727263" text:style-name="L20">
        <text:list-item>
          <text:p text:style-name="P9">Install and configure Karma</text:p>
        </text:list-item>
        <text:list-item>
          <text:p text:style-name="P9">Run our unit tests for the app via Karma</text:p>
        </text:list-item>
      </text:list>
      <text:h text:style-name="P125" text:outline-level="4">Demonstration</text:h>
      <text:list xml:id="list3678672741587647141" text:style-name="L21">
        <text:list-item>
          <text:p text:style-name="P78">npm install -g karma-cli</text:p>
        </text:list-item>
        <text:list-item>
          <text:p text:style-name="P78">npm install --save-dev karma</text:p>
        </text:list-item>
        <text:list-item>
          <text:p text:style-name="P78">npm install --save-dev karma-chrome-launcher</text:p>
        </text:list-item>
        <text:list-item>
          <text:p text:style-name="P78">npm install --save-dev karma-jasmine jasmine-core</text:p>
        </text:list-item>
        <text:list-item>
          <text:p text:style-name="P78">cd jasmine</text:p>
        </text:list-item>
        <text:list-item>
          <text:p text:style-name="P80"><text:span text:style-name="T14">karma init</text:span><text:span text:style-name="T1">  </text:span><text:span text:style-name="T19">(answering all the questions; source &amp; test files: </text:span><text:span text:style-name="T15">src/*.js</text:span><text:span text:style-name="T19">)</text:span></text:p>
        </text:list-item>
        <text:list-item>
          <text:p text:style-name="P80"><text:span text:style-name="T14">karma start</text:span><text:span text:style-name="T1"> </text:span><text:span text:style-name="T19">(trigger a test run)</text:span></text:p>
        </text:list-item>
      </text:list>
      <text:h text:style-name="P125" text:outline-level="4">Code</text:h>
      <text:list xml:id="list8696490385059516680" text:style-name="L22">
        <text:list-item>
          <text:p text:style-name="P90"><text:a xlink:type="simple" xlink:href="https://github.com/angular-workshops/angular2-testing/blob/solution/jasmine/karma.conf.js" text:style-name="Internet_20_link" text:visited-style-name="Visited_20_Internet_20_Link"><text:span text:style-name="T2">https://github.com/angular-workshops/angular2-testing/blob/solution/jasmine/karma.conf.js</text:span></text:a></text:p>
        </text:list-item>
      </text:list>
      <text:h text:style-name="P125" text:outline-level="4">Tasks</text:h>
      <text:list xml:id="list3396519901454482771" text:style-name="L23">
        <text:list-item>
          <text:p text:style-name="P10">Configure Karma to open up different browsers</text:p>
          <text:list>
            <text:list-item>
              <text:p text:style-name="P42"><text:span text:style-name="T1">You'll need to install another launcher. E.g. </text:span><text:span text:style-name="T14">karma-firefox-launcher</text:span></text:p>
            </text:list-item>
            <text:list-item>
              <text:p text:style-name="P42"><text:span text:style-name="T1">And update the </text:span><text:span text:style-name="T14">karma.conf.js</text:span><text:span text:style-name="T1"> file</text:span></text:p>
            </text:list-item>
          </text:list>
        </text:list-item>
      </text:list>
      <text:h text:style-name="P124" text:outline-level="3"><text:soft-page-break/>Step 5: Testing projects with transpiled source</text:h>
      <text:h text:style-name="P125" text:outline-level="4">Resources</text:h>
      <text:list xml:id="list5266753012329432376" text:style-name="L24">
        <text:list-item>
          <text:p text:style-name="P91"><text:a xlink:type="simple" xlink:href="https://cli.angular.io/" text:style-name="Internet_20_link" text:visited-style-name="Visited_20_Internet_20_Link"><text:span text:style-name="T2">Angular CLI Documentation</text:span></text:a></text:p>
        </text:list-item>
      </text:list>
      <text:h text:style-name="P125" text:outline-level="4">Goals</text:h>
      <text:list xml:id="list3527840331917564437" text:style-name="L25">
        <text:list-item>
          <text:p text:style-name="P11">Setup a new Angular CLI based app</text:p>
        </text:list-item>
        <text:list-item>
          <text:p text:style-name="P11">Walk through of Tour of Heroes app</text:p>
        </text:list-item>
      </text:list>
      <text:h text:style-name="P125" text:outline-level="4">Demonstration</text:h>
      <text:list xml:id="list2835811311787957288" text:style-name="L26">
        <text:list-item>
          <text:p text:style-name="P12">Create a new project</text:p>
          <text:list>
            <text:list-item>
              <text:p text:style-name="P43"><text:span text:style-name="T14">ng new my-app</text:span><text:span text:style-name="T1"> </text:span><text:span text:style-name="T20">(takes 2 mins 17 secs on my machine)</text:span></text:p>
            </text:list-item>
          </text:list>
        </text:list-item>
        <text:list-item>
          <text:p text:style-name="P12">Demonstrate the development server</text:p>
          <text:list>
            <text:list-item>
              <text:p text:style-name="P73">cd my-app</text:p>
            </text:list-item>
            <text:list-item>
              <text:p text:style-name="P73">ng serve</text:p>
            </text:list-item>
          </text:list>
        </text:list-item>
        <text:list-item>
          <text:p text:style-name="P43"><text:span text:style-name="T1">Browse to </text:span><text:span text:style-name="T14">localhost:4200</text:span></text:p>
        </text:list-item>
        <text:list-item>
          <text:p text:style-name="P12">Demonstrate running tests</text:p>
          <text:list>
            <text:list-item>
              <text:p text:style-name="P73">ng lint</text:p>
            </text:list-item>
            <text:list-item>
              <text:p text:style-name="P73">ng test</text:p>
            </text:list-item>
            <text:list-item>
              <text:p text:style-name="P73">ng e2e</text:p>
            </text:list-item>
          </text:list>
        </text:list-item>
        <text:list-item>
          <text:p text:style-name="P12">Demonstrate creating a production build</text:p>
          <text:list>
            <text:list-item>
              <text:p text:style-name="P73">ng build</text:p>
            </text:list-item>
          </text:list>
        </text:list-item>
        <text:list-item>
          <text:p text:style-name="P12">Run the tour-of-heroes app - show the app running in the browser</text:p>
          <text:list>
            <text:list-item>
              <text:p text:style-name="P73">cd ../tour-of-heroes</text:p>
            </text:list-item>
            <text:list-item>
              <text:p text:style-name="P73">ng serve</text:p>
            </text:list-item>
          </text:list>
        </text:list-item>
        <text:list-item>
          <text:p text:style-name="P12">Walk through the application code in the IDE</text:p>
        </text:list-item>
      </text:list>
      <text:h text:style-name="P125" text:outline-level="4">Tasks</text:h>
      <text:list xml:id="list2129882322350811707" text:style-name="L27">
        <text:list-item>
          <text:p text:style-name="P13">Create your own empty app using the Angular CLI tool</text:p>
        </text:list-item>
      </text:list>
      <text:h text:style-name="P124" text:outline-level="3">Step 6: Debugging unit tests</text:h>
      <text:h text:style-name="P122" text:outline-level="2">Unit Testing in Angular</text:h>
      <text:h text:style-name="P124" text:outline-level="3">Step 7: Testing services, pipes and components in isolation</text:h>
      <text:h text:style-name="P125" text:outline-level="4">Resources</text:h>
      <text:list xml:id="list7290049211145088193" text:style-name="L28">
        <text:list-item>
          <text:p text:style-name="P92"><text:a xlink:type="simple" xlink:href="https://vsavkin.com/three-ways-to-test-angular-2-components-dcea8e90bd8d#.mkiubtbvt" text:style-name="Internet_20_link" text:visited-style-name="Visited_20_Internet_20_Link"><text:span text:style-name="T2">Three Ways to Test Angular 2 Components</text:span></text:a></text:p>
        </text:list-item>
      </text:list>
      <text:h text:style-name="P125" text:outline-level="4">Goals</text:h>
      <text:list xml:id="list4217093835006188909" text:style-name="L29">
        <text:list-item>
          <text:p text:style-name="P14">Write isolated unit tests for services</text:p>
        </text:list-item>
        <text:list-item>
          <text:p text:style-name="P14">Write an isolated unit test for a pipe</text:p>
        </text:list-item>
        <text:list-item>
          <text:p text:style-name="P14">Write an isolated unit test for a component (no ATP)</text:p>
        </text:list-item>
        <text:list-item>
          <text:p text:style-name="P14">Add a custom matcher and associated type declaration</text:p>
        </text:list-item>
      </text:list>
      <text:h text:style-name="P125" text:outline-level="4"><text:soft-page-break/>Demonstration</text:h>
      <text:list xml:id="list1945565777101185065" text:style-name="L30">
        <text:list-item>
          <text:p text:style-name="P44"><text:span text:style-name="T1">Show a really simple spec for a service with no dependencies: </text:span><text:span text:style-name="T14">in-memory-data.service.spec.ts</text:span></text:p>
        </text:list-item>
      </text:list>
      <text:p text:style-name="Text_20_body"/>
      <text:list xml:id="list2538703248945757123" text:style-name="L31">
        <text:list-item>
          <text:p text:style-name="P45"><text:span text:style-name="T1">Show an isolated spec that mocks its dependencies with Observable and Response objects in the mocks: </text:span><text:span text:style-name="T14">hero-search.service.isolated.spec.ts</text:span></text:p>
        </text:list-item>
      </text:list>
      <text:p text:style-name="Text_20_body"/>
      <text:list xml:id="list3018852035129926571" text:style-name="L32">
        <text:list-item>
          <text:p text:style-name="P46"><text:span text:style-name="T1">Show an async pure isolated spec that mocks everything: </text:span><text:span text:style-name="T14">hero.service.pure-isolated.spec.ts</text:span></text:p>
        </text:list-item>
      </text:list>
      <text:p text:style-name="Text_20_body"/>
      <text:list xml:id="list6196631154456735073" text:style-name="L33">
        <text:list-item>
          <text:p text:style-name="P47"><text:span text:style-name="T1">Show an isolated spec for a Component: </text:span><text:span text:style-name="T14">app.component.isolated.spec.ts</text:span></text:p>
        </text:list-item>
      </text:list>
      <text:p text:style-name="Text_20_body"/>
      <text:h text:style-name="P125" text:outline-level="4">Code</text:h>
      <text:list xml:id="list8936565096043235178" text:style-name="L34">
        <text:list-item>
          <text:p text:style-name="P93"><text:a xlink:type="simple" xlink:href="https://github.com/angular-workshops/angular2-testing/blob/solution/tour-of-heroes/src/app/shared/in-memory-data.service.spec.ts" text:style-name="Internet_20_link" text:visited-style-name="Visited_20_Internet_20_Link"><text:span text:style-name="T2">https://github.com/angular-workshops/angular2-testing/blob/solution/tour-of-heroes/src/app/shared/in-memory-data.service.spec.ts</text:span></text:a></text:p>
        </text:list-item>
        <text:list-item>
          <text:p text:style-name="P93"><text:a xlink:type="simple" xlink:href="https://github.com/angular-workshops/angular2-testing/blob/solution/tour-of-heroes/src/app/hero-search.service/hero-search.service.isolated.spec.ts" text:style-name="Internet_20_link" text:visited-style-name="Visited_20_Internet_20_Link"><text:span text:style-name="T2">https://github.com/angular-workshops/angular2-testing/blob/solution/tour-of-heroes/src/app/hero-search.service/hero-search.service.isolated.spec.ts</text:span></text:a></text:p>
        </text:list-item>
        <text:list-item>
          <text:p text:style-name="P93"><text:a xlink:type="simple" xlink:href="https://github.com/angular-workshops/angular2-testing/blob/solution/tour-of-heroes/src/app/hero.service/hero.service.pure-isolated.spec.ts" text:style-name="Internet_20_link" text:visited-style-name="Visited_20_Internet_20_Link"><text:span text:style-name="T2">https://github.com/angular-workshops/angular2-testing/blob/solution/tour-of-heroes/src/app/hero.service/hero.service.pure-isolated.spec.ts</text:span></text:a></text:p>
        </text:list-item>
        <text:list-item>
          <text:p text:style-name="P93"><text:a xlink:type="simple" xlink:href="https://github.com/angular-workshops/angular2-testing/blob/solution/tour-of-heroes/src/app/app.component/app.component.isolated.spec.ts" text:style-name="Internet_20_link" text:visited-style-name="Visited_20_Internet_20_Link"><text:span text:style-name="T2">https://github.com/angular-workshops/angular2-testing/blob/solution/tour-of-heroes/src/app/app.component/app.component.isolated.spec.ts</text:span></text:a></text:p>
        </text:list-item>
      </text:list>
      <text:h text:style-name="P125" text:outline-level="4">Tasks</text:h>
      <text:list xml:id="list4488824603279426758" text:style-name="L35">
        <text:list-item>
          <text:p text:style-name="P48"><text:span text:style-name="T1">Add an isolated spec for the </text:span><text:span text:style-name="T14">ExponentialStrengthPipe</text:span></text:p>
        </text:list-item>
        <text:list-item>
          <text:p text:style-name="P15">Finish the hero.service.isolated.spec.ts tests for getHero, delete, create, update</text:p>
        </text:list-item>
      </text:list>
      <text:h text:style-name="P124" text:outline-level="3">Step 8: Understanding Asynchronous Tests</text:h>
      <text:h text:style-name="P125" text:outline-level="4">Resources</text:h>
      <text:list xml:id="list4339670240267924425" text:style-name="L36">
        <text:list-item>
          <text:p text:style-name="P94"><text:a xlink:type="simple" xlink:href="https://medium.com/@MertzAlertz/what-the-hell-is-zone-js-and-why-is-it-in-my-angular-2-6ff28bcf943e#.l5txlvp2f" text:style-name="Internet_20_link" text:visited-style-name="Visited_20_Internet_20_Link"><text:span text:style-name="T2">What the hell is Zone.js and why is it in my Angular 2?</text:span></text:a></text:p>
        </text:list-item>
        <text:list-item>
          <text:p text:style-name="P94"><text:a xlink:type="simple" xlink:href="https://github.com/angular/zone.js" text:style-name="Internet_20_link" text:visited-style-name="Visited_20_Internet_20_Link"><text:span text:style-name="T2">Zone.js project</text:span></text:a></text:p>
        </text:list-item>
        <text:list-item>
          <text:p text:style-name="P94"><text:a xlink:type="simple" xlink:href="about:blank" text:style-name="Internet_20_link" text:visited-style-name="Visited_20_Internet_20_Link"><text:span text:style-name="T2">Angular 2 - API docs: async()</text:span></text:a></text:p>
        </text:list-item>
        <text:list-item>
          <text:p text:style-name="P94"><text:a xlink:type="simple" xlink:href="about:blank" text:style-name="Internet_20_link" text:visited-style-name="Visited_20_Internet_20_Link"><text:span text:style-name="T2">Angular 2 - API docs: fakeAsync()</text:span></text:a></text:p>
        </text:list-item>
      </text:list>
      <text:h text:style-name="P125" text:outline-level="4">Goals</text:h>
      <text:list xml:id="list18433998886750938" text:style-name="L37">
        <text:list-item>
          <text:p text:style-name="P49"><text:span text:style-name="T1">Create an async unit test for the </text:span><text:span text:style-name="T14">HeroDetail</text:span><text:span text:style-name="T1"> component</text:span></text:p>
        </text:list-item>
      </text:list>
      <text:h text:style-name="P125" text:outline-level="4">Demonstration</text:h>
      <text:list xml:id="list2987090730756862103" text:style-name="L38">
        <text:list-item>
          <text:p text:style-name="P50"><text:span text:style-name="T1">Show an isolated async spec for a Component: </text:span><text:span text:style-name="T14">hero-detail.component.isolated.spec.ts</text:span></text:p>
        </text:list-item>
      </text:list>
      <text:h text:style-name="P125" text:outline-level="4">Code</text:h>
      <text:list xml:id="list7106308765238451351" text:style-name="L39">
        <text:list-item>
          <text:p text:style-name="P95"><text:a xlink:type="simple" xlink:href="https://github.com/angular-workshops/angular2-testing/blob/solution/tour-of-heroes/src/app/hero-detail.component/hero-detail.component.isolated.spec.ts" text:style-name="Internet_20_link" text:visited-style-name="Visited_20_Internet_20_Link"><text:span text:style-name="T2">https://github.com/angular-workshops/angular2-testing/blob/solution/tour-of-heroes/src/app/hero-detail.component/hero-detail.component.isolated.spec.ts</text:span></text:a></text:p>
        </text:list-item>
      </text:list>
      <text:h text:style-name="P125" text:outline-level="4"><text:soft-page-break/>Tasks</text:h>
      <text:list xml:id="list6303500605772291444" text:style-name="L40">
        <text:list-item>
          <text:p text:style-name="P51"><text:span text:style-name="T1">Create a </text:span><text:span text:style-name="T14">fakeAsync</text:span><text:span text:style-name="T1"> spec for the </text:span><text:span text:style-name="T14">HeroDetailComponent.save()</text:span><text:span text:style-name="T1"> method:</text:span></text:p>
        </text:list-item>
      </text:list>
      <text:p text:style-name="P117"><text:span text:style-name="T8"><text:line-break/></text:span><text:span text:style-name="T12">describe('save()', () =&gt; {<text:line-break/></text:span><text:span text:style-name="T13"> </text:span><text:span text:style-name="T12">it('should update the heroService and then goBack', fakeAsync(() =&gt; {<text:line-break/></text:span><text:span text:style-name="T13"> </text:span><text:span text:style-name="T12">}));<text:line-break/>});</text:span></text:p>
      <text:p text:style-name="Text_20_body"/>
      <text:list xml:id="list4386716650093107486" text:style-name="L41">
        <text:list-item>
          <text:p text:style-name="P52"><text:span text:style-name="T21">Bonus:</text:span><text:span text:style-name="T1"> Using </text:span><text:span text:style-name="T14">window.history.back()</text:span><text:span text:style-name="T1"> method is not so nice. Write tests and refactor the code to use </text:span><text:span text:style-name="T14">import {Location} from '@angular/common'</text:span><text:span text:style-name="T1">;</text:span></text:p>
        </text:list-item>
      </text:list>
      <text:h text:style-name="P122" text:outline-level="2">Integration Testing with Angular Test Platform (ATP)</text:h>
      <text:h text:style-name="P124" text:outline-level="3">Step 9: Shallow Testing Components</text:h>
      <text:h text:style-name="P125" text:outline-level="4">Resources</text:h>
      <text:list xml:id="list7543560234329962980" text:style-name="L42">
        <text:list-item>
          <text:p text:style-name="P96"><text:a xlink:type="simple" xlink:href="https://angular.io/docs/ts/latest/guide/ngmodule.html" text:style-name="Internet_20_link" text:visited-style-name="Visited_20_Internet_20_Link"><text:span text:style-name="T2">Angular 2 - NgModule Guide</text:span></text:a></text:p>
        </text:list-item>
        <text:list-item>
          <text:p text:style-name="P96"><text:a xlink:type="simple" xlink:href="about:blank" text:style-name="Internet_20_link" text:visited-style-name="Visited_20_Internet_20_Link"><text:span text:style-name="T2">Angular Test Platform - Guide</text:span></text:a></text:p>
        </text:list-item>
      </text:list>
      <text:h text:style-name="P125" text:outline-level="4">Demonstration</text:h>
      <text:list xml:id="list5946948703379484662" text:style-name="L43">
        <text:list-item>
          <text:p text:style-name="P53"><text:span text:style-name="T1">Write shallow integration tests for the </text:span><text:span text:style-name="T14">AppComponent</text:span></text:p>
        </text:list-item>
      </text:list>
      <text:h text:style-name="P125" text:outline-level="4">Code</text:h>
      <text:list xml:id="list7020961907701389359" text:style-name="L44">
        <text:list-item>
          <text:p text:style-name="P97"><text:a xlink:type="simple" xlink:href="https://github.com/angular-workshops/angular2-testing/blob/solution/tour-of-heroes/src/app/app.component/app.component.shallow.spec.ts" text:style-name="Internet_20_link" text:visited-style-name="Visited_20_Internet_20_Link"><text:span text:style-name="T2">https://github.com/angular-workshops/angular2-testing/blob/solution/tour-of-heroes/src/app/app.component/app.component.shallow.spec.ts</text:span></text:a></text:p>
        </text:list-item>
      </text:list>
      <text:h text:style-name="P125" text:outline-level="4">Tasks</text:h>
      <text:list xml:id="list6274717246789893400" text:style-name="L45">
        <text:list-item>
          <text:p text:style-name="P54"><text:span text:style-name="T1">Test that the navigation panel is shown in the </text:span><text:span text:style-name="T14">AppComponent</text:span><text:span text:style-name="T1"> template</text:span></text:p>
        </text:list-item>
      </text:list>
      <text:h text:style-name="P124" text:outline-level="3">Step 10: Integration Testing Pipes</text:h>
      <text:h text:style-name="P125" text:outline-level="4">Goals</text:h>
      <text:list xml:id="list8406575057821675843" text:style-name="L46">
        <text:list-item>
          <text:p text:style-name="P16">Test a Pipe class from inside a template</text:p>
        </text:list-item>
      </text:list>
      <text:h text:style-name="P125" text:outline-level="4">Demonstration</text:h>
      <text:list xml:id="list4999511664568120188" text:style-name="L47">
        <text:list-item>
          <text:p text:style-name="P55"><text:span text:style-name="T1">Write the </text:span><text:span text:style-name="T14">exponential-strength.pipe.shallow.spec.ts</text:span><text:span text:style-name="T1"> tests</text:span></text:p>
        </text:list-item>
      </text:list>
      <text:h text:style-name="P125" text:outline-level="4">Code</text:h>
      <text:list xml:id="list8537755955358448023" text:style-name="L48">
        <text:list-item>
          <text:p text:style-name="P98"><text:a xlink:type="simple" xlink:href="https://github.com/angular-workshops/angular2-testing/blob/solution/tour-of-heroes/src/app/exponential-strength.pipe/exponential-strength.pipe.shallow.spec.ts" text:style-name="Internet_20_link" text:visited-style-name="Visited_20_Internet_20_Link"><text:span text:style-name="T2">https://github.com/angular-workshops/angular2-testing/blob/solution/tour-of-heroes/src/app/exponential-strength.pipe/exponential-strength.pipe.shallow.spec.ts</text:span></text:a></text:p>
        </text:list-item>
      </text:list>
      <text:h text:style-name="P125" text:outline-level="4">Tasks</text:h>
      <text:list xml:id="list4033878807451901349" text:style-name="L49">
        <text:list-item>
          <text:p text:style-name="P56"><text:span text:style-name="T1">Refactor the </text:span><text:span text:style-name="T14">ExponentialStrengthPipe</text:span><text:span text:style-name="T1"> integration test to allow the </text:span><text:span text:style-name="T14">value</text:span><text:span text:style-name="T1"> and the </text:span><text:span text:style-name="T14">power</text:span><text:span text:style-name="T1"> to be controlled by the properies on the component:</text:span></text:p>
          <text:list>
            <text:list-item>
              <text:p text:style-name="P79">{{ value | exponentialStrength: power }}</text:p>
            </text:list-item>
          </text:list>
        </text:list-item>
      </text:list>
      <text:h text:style-name="P124" text:outline-level="3"><text:soft-page-break/>Step 11: Integration Testing Services and Mock Http</text:h>
      <text:h text:style-name="P125" text:outline-level="4">Resources</text:h>
      <text:list xml:id="list355819634423671482" text:style-name="L50">
        <text:list-item>
          <text:p text:style-name="P99"><text:a xlink:type="simple" xlink:href="https://angular.io/docs/ts/latest/api/#!?apiFilter=testing" text:style-name="Internet_20_link" text:visited-style-name="Visited_20_Internet_20_Link"><text:span text:style-name="T2">Testing stuff in Angular 2 API docs</text:span></text:a></text:p>
        </text:list-item>
      </text:list>
      <text:h text:style-name="P125" text:outline-level="4">Demonstration</text:h>
      <text:list xml:id="list8514118514852474015" text:style-name="L51">
        <text:list-item>
          <text:p text:style-name="P57"><text:span text:style-name="T1">Create the </text:span><text:span text:style-name="T14">hero.service.shallow.spec.ts</text:span><text:span text:style-name="T1"> file</text:span></text:p>
        </text:list-item>
        <text:list-item>
          <text:p text:style-name="P57"><text:span text:style-name="T1">Setup the injector, via </text:span><text:span text:style-name="T14">TestBed</text:span></text:p>
        </text:list-item>
      </text:list>
      <text:list xml:id="list6063422767259501238" text:style-name="L52">
        <text:list-item>
          <text:p text:style-name="P58"><text:span text:style-name="T1">Test the </text:span><text:span text:style-name="T14">getHero()</text:span><text:span text:style-name="T1"> method - subscribing to the </text:span><text:span text:style-name="T14">connection</text:span><text:span text:style-name="T1"> and storing it for later</text:span></text:p>
        </text:list-item>
        <text:list-item>
          <text:p text:style-name="P58"><text:span text:style-name="T1">Test the </text:span><text:span text:style-name="T14">getHero()</text:span><text:span text:style-name="T1"> method - subscribing to the </text:span><text:span text:style-name="T14">connection</text:span><text:span text:style-name="T1"> and responding inside the subscription</text:span></text:p>
        </text:list-item>
        <text:list-item>
          <text:p text:style-name="P58"><text:span text:style-name="T1">Test the </text:span><text:span text:style-name="T14">getHero()</text:span><text:span text:style-name="T1"> method - using the </text:span><text:span text:style-name="T14">MockBackend.connectionsArray</text:span><text:span text:style-name="T1"> to get the connect</text:span></text:p>
        </text:list-item>
      </text:list>
      <text:h text:style-name="P125" text:outline-level="4">Code</text:h>
      <text:list xml:id="list1503079156957956525" text:style-name="L53">
        <text:list-item>
          <text:p text:style-name="P100"><text:a xlink:type="simple" xlink:href="https://github.com/angular-workshops/angular2-testing/blob/solution/tour-of-heroes/src/app/hero.service/hero.service.shallow.spec.ts" text:style-name="Internet_20_link" text:visited-style-name="Visited_20_Internet_20_Link"><text:span text:style-name="T2">https://github.com/angular-workshops/angular2-testing/blob/solution/tour-of-heroes/src/app/hero.service/hero.service.shallow.spec.ts</text:span></text:a></text:p>
        </text:list-item>
      </text:list>
      <text:h text:style-name="P125" text:outline-level="4">Tasks</text:h>
      <text:list xml:id="list9043434404443372560" text:style-name="L54">
        <text:list-item>
          <text:p text:style-name="P59"><text:span text:style-name="T1">Test the case for </text:span><text:span text:style-name="T14">getHero(id)</text:span><text:span text:style-name="T1"> where </text:span><text:span text:style-name="T14">id</text:span><text:span text:style-name="T1"> is not valid</text:span></text:p>
        </text:list-item>
        <text:list-item>
          <text:p text:style-name="P59"><text:span text:style-name="T1">Write a test for the back button click on the </text:span><text:span text:style-name="T14">HeroDetailComponent</text:span><text:span text:style-name="T1"> using the </text:span><text:span text:style-name="T14">TestBed</text:span><text:span text:style-name="T1">.</text:span></text:p>
        </text:list-item>
        <text:list-item>
          <text:p text:style-name="P59"><text:span text:style-name="T21">Bonus</text:span><text:span text:style-name="T1">: Write integration tests for the </text:span><text:span text:style-name="T14">hero-search.service.ts</text:span><text:span text:style-name="T1"> file</text:span></text:p>
        </text:list-item>
      </text:list>
      <text:p text:style-name="Text_20_body"/>
      <text:h text:style-name="P124" text:outline-level="3">Step 12: Shallow Component Tests with Change Detection</text:h>
      <text:h text:style-name="P125" text:outline-level="4">Demonstration</text:h>
      <text:list xml:id="list2488752916655083290" text:style-name="L55">
        <text:list-item>
          <text:p text:style-name="P60"><text:span text:style-name="T1">Configure shallow tests for </text:span><text:span text:style-name="T14">HeroesDetailComponent</text:span></text:p>
        </text:list-item>
        <text:list-item>
          <text:p text:style-name="P60"><text:span text:style-name="T1">Create spec for initial display of component (using </text:span><text:span text:style-name="T14">async</text:span><text:span text:style-name="T1"> and </text:span><text:span text:style-name="T14">detectChanges</text:span><text:span text:style-name="T1">)</text:span></text:p>
        </text:list-item>
        <text:list-item>
          <text:p text:style-name="P60"><text:span text:style-name="T1">Create spec for initial display of component (using </text:span><text:span text:style-name="T14">async</text:span><text:span text:style-name="T1"> and </text:span><text:span text:style-name="T14">autoDetectChanges</text:span><text:span text:style-name="T1">)</text:span></text:p>
        </text:list-item>
        <text:list-item>
          <text:p text:style-name="P60"><text:span text:style-name="T1">Create spec for initial display of component (using </text:span><text:span text:style-name="T14">fakeAsync</text:span><text:span text:style-name="T1"> and </text:span><text:span text:style-name="T14">tick</text:span><text:span text:style-name="T1">)</text:span></text:p>
        </text:list-item>
      </text:list>
      <text:h text:style-name="P125" text:outline-level="4">Code</text:h>
      <text:list xml:id="list2637524531310360626" text:style-name="L56">
        <text:list-item>
          <text:p text:style-name="P101"><text:a xlink:type="simple" xlink:href="https://github.com/angular-workshops/angular2-testing/blob/solution/tour-of-heroes/src/app/hero-detail.component/hero-detail.component.shallow.spec.ts" text:style-name="Internet_20_link" text:visited-style-name="Visited_20_Internet_20_Link"><text:span text:style-name="T2">https://github.com/angular-workshops/angular2-testing/blob/solution/tour-of-heroes/src/app/hero-detail.component/hero-detail.component.shallow.spec.ts</text:span></text:a></text:p>
        </text:list-item>
      </text:list>
      <text:h text:style-name="P124" text:outline-level="3">Step 13: Shallow Component Tests with DOM interaction</text:h>
      <text:h text:style-name="P125" text:outline-level="4">Resources</text:h>
      <text:list xml:id="list4459150720251273754" text:style-name="L57">
        <text:list-item>
          <text:p text:style-name="P102"><text:a xlink:type="simple" xlink:href="about:blank" text:style-name="Internet_20_link" text:visited-style-name="Visited_20_Internet_20_Link"><text:span text:style-name="T2">DebugElement API guide</text:span></text:a></text:p>
        </text:list-item>
      </text:list>
      <text:h text:style-name="P125" text:outline-level="4">Demonstration</text:h>
      <text:list xml:id="list8698501742376890087" text:style-name="L58">
        <text:list-item>
          <text:p text:style-name="P61"><text:span text:style-name="T1">Continue shallow tests for </text:span><text:span text:style-name="T14">HeroesDetailComponent</text:span></text:p>
        </text:list-item>
        <text:list-item>
          <text:p text:style-name="P61"><text:span text:style-name="T1">Create spec for the </text:span><text:span text:style-name="T21">name input changing</text:span><text:span text:style-name="T1"> (via nativeElement API)</text:span></text:p>
        </text:list-item>
        <text:list-item>
          <text:p text:style-name="P61"><text:span text:style-name="T1">Create spec for the </text:span><text:span text:style-name="T21">name input changing</text:span><text:span text:style-name="T1"> (via debugElement API)</text:span></text:p>
        </text:list-item>
      </text:list>
      <text:h text:style-name="P125" text:outline-level="4">Code</text:h>
      <text:list xml:id="list4834774441827911017" text:style-name="L59">
        <text:list-item>
          <text:p text:style-name="P103"><text:a xlink:type="simple" xlink:href="https://github.com/angular-workshops/angular2-testing/blob/solution/tour-of-heroes/src/app/hero-detail.component/hero-detail.component.shallow.spec.ts" text:style-name="Internet_20_link" text:visited-style-name="Visited_20_Internet_20_Link"><text:span text:style-name="T2">https://github.com/angular-workshops/angular2-testing/blob/solution/tour-of-heroes/src/app/hero-</text:span></text:a><text:soft-page-break/><text:a xlink:type="simple" xlink:href="https://github.com/angular-workshops/angular2-testing/blob/solution/tour-of-heroes/src/app/hero-detail.component/hero-detail.component.shallow.spec.ts" text:style-name="Internet_20_link" text:visited-style-name="Visited_20_Internet_20_Link"><text:span text:style-name="T2">detail.component/hero-detail.component.shallow.spec.ts</text:span></text:a></text:p>
        </text:list-item>
      </text:list>
      <text:h text:style-name="P125" text:outline-level="4">Tasks</text:h>
      <text:list xml:id="list2073835680965192259" text:style-name="L60">
        <text:list-item>
          <text:p text:style-name="P62"><text:span text:style-name="T1">Write tests for the </text:span><text:span text:style-name="T14">heroes.component.ts</text:span><text:span text:style-name="T1">. This will require:</text:span></text:p>
          <text:list>
            <text:list-item>
              <text:p text:style-name="P17">Ignoring and/or mocking other components</text:p>
            </text:list-item>
            <text:list-item>
              <text:p text:style-name="P17">Spying on services</text:p>
            </text:list-item>
            <text:list-item>
              <text:p text:style-name="P17">Managing change detection</text:p>
            </text:list-item>
            <text:list-item>
              <text:p text:style-name="P17">Interacting with the DOM</text:p>
            </text:list-item>
          </text:list>
        </text:list-item>
      </text:list>
      <text:h text:style-name="P124" text:outline-level="3">Step 14: Deep Testing Nested Components</text:h>
      <text:h text:style-name="P125" text:outline-level="4">Demonstration</text:h>
      <text:list xml:id="list6733514382671364494" text:style-name="L61">
        <text:list-item>
          <text:p text:style-name="P63"><text:span text:style-name="T1">Create </text:span><text:span text:style-name="T14">heroes.component.deep.spec.ts</text:span><text:span text:style-name="T1"> file</text:span></text:p>
        </text:list-item>
        <text:list-item>
          <text:p text:style-name="P63"><text:span text:style-name="T1">Configure the TestBed to compile both </text:span><text:span text:style-name="T14">HeroesComponent</text:span><text:span text:style-name="T1"> and </text:span><text:span text:style-name="T14">HeroComponent</text:span><text:span text:style-name="T1"> and to do initial change detection due to the </text:span><text:span text:style-name="T14">HeroService</text:span><text:span text:style-name="T1"> promises.</text:span></text:p>
        </text:list-item>
        <text:list-item>
          <text:p text:style-name="P18">Check that the list of HeroComponent elements is being rendered correctly and passed the correct input value.</text:p>
        </text:list-item>
      </text:list>
      <text:list xml:id="list6155579457805894572" text:style-name="L62">
        <text:list-item>
          <text:p text:style-name="P19">Check that the output events from each HeroComponent is being handled correctly.</text:p>
        </text:list-item>
      </text:list>
      <text:h text:style-name="P125" text:outline-level="4">Code</text:h>
      <text:list xml:id="list2818980470519740646" text:style-name="L63">
        <text:list-item>
          <text:p text:style-name="P104"><text:a xlink:type="simple" xlink:href="https://github.com/angular-workshops/angular2-testing/blob/solution/tour-of-heroes/src/app/heroes.component/heroes.component.deep.spec.ts" text:style-name="Internet_20_link" text:visited-style-name="Visited_20_Internet_20_Link"><text:span text:style-name="T2">https://github.com/angular-workshops/angular2-testing/blob/solution/tour-of-heroes/src/app/heroes.component/heroes.component.deep.spec.ts</text:span></text:a></text:p>
        </text:list-item>
      </text:list>
      <text:h text:style-name="P125" text:outline-level="4">Tasks</text:h>
      <text:list xml:id="list8825914097198388639" text:style-name="L64">
        <text:list-item>
          <text:p text:style-name="P20">Consider moving the selection of heroes into the HeroComponent and outputting a new "select" event. </text:p>
        </text:list-item>
      </text:list>
      <text:p text:style-name="Text_20_body"/>
      <text:h text:style-name="P122" text:outline-level="2">End-to-end Testing with Protractor</text:h>
      <text:h text:style-name="P124" text:outline-level="3">Step 15: Setting up Protractor</text:h>
      <text:h text:style-name="P125" text:outline-level="4">Resources</text:h>
      <text:list xml:id="list5214289988985395166" text:style-name="L65">
        <text:list-item>
          <text:p text:style-name="P105"><text:a xlink:type="simple" xlink:href="https://github.com/angular/protractor/blob/master/lib/config.ts" text:style-name="Internet_20_link" text:visited-style-name="Visited_20_Internet_20_Link"><text:span text:style-name="T2">Annotated Protractor Config Example</text:span></text:a></text:p>
        </text:list-item>
      </text:list>
      <text:h text:style-name="P125" text:outline-level="4">Goals</text:h>
      <text:list xml:id="list3831380419776404970" text:style-name="L66">
        <text:list-item>
          <text:p text:style-name="P21">Configure Protractor</text:p>
          <text:list>
            <text:list-item>
              <text:p text:style-name="P21">Connect to a browser</text:p>
            </text:list-item>
            <text:list-item>
              <text:p text:style-name="P21">Connect to all Angular 2 app roots</text:p>
            </text:list-item>
            <text:list-item>
              <text:p text:style-name="P21">Load TypeScript specs</text:p>
            </text:list-item>
          </text:list>
        </text:list-item>
      </text:list>
      <text:h text:style-name="P125" text:outline-level="4">Demonstration</text:h>
      <text:list xml:id="list2656811785323532636" text:style-name="L67">
        <text:list-item>
          <text:p text:style-name="P22">Walk through the protractor.conf.js file</text:p>
        </text:list-item>
      </text:list>
      <text:h text:style-name="P125" text:outline-level="4">Code</text:h>
      <text:list xml:id="list1984892884455882704" text:style-name="L68">
        <text:list-item>
          <text:p text:style-name="P106"><text:a xlink:type="simple" xlink:href="https://github.com/angular-workshops/angular2-testing/blob/solution/tour-of-heroes/protractor.conf.js" text:style-name="Internet_20_link" text:visited-style-name="Visited_20_Internet_20_Link"><text:span text:style-name="T2">https://github.com/angular-workshops/angular2-testing/blob/solution/tour-of-heroes/protractor.conf.js</text:span></text:a></text:p>
        </text:list-item>
      </text:list>
      <text:h text:style-name="P125" text:outline-level="4"><text:soft-page-break/>Tasks</text:h>
      <text:list xml:id="list902552497677084555" text:style-name="L69">
        <text:list-item>
          <text:p text:style-name="P23">Configure Protractor to also test against Firefox 47 (48 is not yet compatible)</text:p>
        </text:list-item>
      </text:list>
      <text:h text:style-name="P124" text:outline-level="3">Step 16: Writing a spec</text:h>
      <text:h text:style-name="P125" text:outline-level="4">Resources</text:h>
      <text:list xml:id="list6140391771643750823" text:style-name="L70">
        <text:list-item>
          <text:p text:style-name="P107"><text:a xlink:type="simple" xlink:href="http://www.protractortest.org/#/locators" text:style-name="Internet_20_link" text:visited-style-name="Visited_20_Internet_20_Link"><text:span text:style-name="T2">Protractor Locators</text:span></text:a></text:p>
        </text:list-item>
        <text:list-item>
          <text:p text:style-name="P107"><text:a xlink:type="simple" xlink:href="http://www.protractortest.org/#/control-flow" text:style-name="Internet_20_link" text:visited-style-name="Visited_20_Internet_20_Link"><text:span text:style-name="T2">Protractor Control Flow</text:span></text:a></text:p>
        </text:list-item>
      </text:list>
      <text:h text:style-name="P125" text:outline-level="4">Goals</text:h>
      <text:list xml:id="list3131684223750784634" text:style-name="L71">
        <text:list-item>
          <text:p text:style-name="P24">Create a spec file for Heroes page</text:p>
        </text:list-item>
        <text:list-item>
          <text:p text:style-name="P24">Import the necessary globals</text:p>
        </text:list-item>
        <text:list-item>
          <text:p text:style-name="P24">Create specs for the Heroes page</text:p>
        </text:list-item>
      </text:list>
      <text:h text:style-name="P125" text:outline-level="4">Demonstration</text:h>
      <text:list xml:id="list5541885744938352486" text:style-name="L72">
        <text:list-item>
          <text:p text:style-name="P64"><text:span text:style-name="T1">Create </text:span><text:span text:style-name="T14">e2e/heroes.e2e-spec.ts</text:span><text:span text:style-name="T1"> file</text:span></text:p>
        </text:list-item>
        <text:list-item>
          <text:p text:style-name="P25">Add a describe block</text:p>
        </text:list-item>
        <text:list-item>
          <text:p text:style-name="P64"><text:span text:style-name="T1">Add </text:span><text:span text:style-name="T14">beforeEach</text:span><text:span text:style-name="T1"> block to navigate to the page</text:span></text:p>
        </text:list-item>
        <text:list-item>
          <text:p text:style-name="P64"><text:span text:style-name="T1">Create a set of </text:span><text:span text:style-name="T14">it</text:span><text:span text:style-name="T1"> blocks to describe the page behaviour showing the various aspects of the Protractor API</text:span></text:p>
        </text:list-item>
      </text:list>
      <text:h text:style-name="P125" text:outline-level="4">Code</text:h>
      <text:list xml:id="list7951585181236478856" text:style-name="L73">
        <text:list-item>
          <text:p text:style-name="P108"><text:a xlink:type="simple" xlink:href="https://github.com/angular-workshops/angular2-testing/blob/solution/tour-of-heroes/e2e/heroes.e2e-spec.ts" text:style-name="Internet_20_link" text:visited-style-name="Visited_20_Internet_20_Link"><text:span text:style-name="T2">https://github.com/angular-workshops/angular2-testing/blob/solution/tour-of-heroes/e2e/heroes.e2e-spec.ts</text:span></text:a></text:p>
        </text:list-item>
      </text:list>
      <text:h text:style-name="P125" text:outline-level="4">Tasks</text:h>
      <text:list xml:id="list8692199659880211166" text:style-name="L74">
        <text:list-item>
          <text:p text:style-name="P65"><text:span text:style-name="T1">Create </text:span><text:span text:style-name="T14">e2e/dashboard.e2e-spec.ts</text:span><text:span text:style-name="T1"> file</text:span></text:p>
        </text:list-item>
        <text:list-item>
          <text:p text:style-name="P65"><text:span text:style-name="T1">Add specs for the </text:span><text:span text:style-name="T21">dashboard</text:span><text:span text:style-name="T1"> page of the app to the new file</text:span></text:p>
        </text:list-item>
      </text:list>
      <text:h text:style-name="P124" text:outline-level="3">Step 17: Using Page Objects</text:h>
      <text:h text:style-name="P125" text:outline-level="4">Resources</text:h>
      <text:list xml:id="list2141767315146690767" text:style-name="L75">
        <text:list-item>
          <text:p text:style-name="P109"><text:a xlink:type="simple" xlink:href="http://martinfowler.com/bliki/PageObject.html" text:style-name="Internet_20_link" text:visited-style-name="Visited_20_Internet_20_Link"><text:span text:style-name="T2">Page Objects by Martin Fowler</text:span></text:a></text:p>
        </text:list-item>
        <text:list-item>
          <text:p text:style-name="P109"><text:a xlink:type="simple" xlink:href="http://www.protractortest.org/#/page-objects" text:style-name="Internet_20_link" text:visited-style-name="Visited_20_Internet_20_Link"><text:span text:style-name="T2">Protractor Page Objects</text:span></text:a></text:p>
        </text:list-item>
      </text:list>
      <text:h text:style-name="P125" text:outline-level="4">Goals</text:h>
      <text:list xml:id="list4315582951306178463" text:style-name="L76">
        <text:list-item>
          <text:p text:style-name="P66"><text:span text:style-name="T1">Refactor the Heroes page specs to use a </text:span><text:span text:style-name="T14">HeroesPage</text:span><text:span text:style-name="T1"> object</text:span></text:p>
        </text:list-item>
      </text:list>
      <text:h text:style-name="P125" text:outline-level="4">Demonstration</text:h>
      <text:list xml:id="list4716606608164775104" text:style-name="L77">
        <text:list-item>
          <text:p text:style-name="P67"><text:span text:style-name="T1">Create </text:span><text:span text:style-name="T14">e2e/page-objects/heroes-page.ts</text:span></text:p>
        </text:list-item>
        <text:list-item>
          <text:p text:style-name="P67"><text:span text:style-name="T1">Add methods for each of the interactions with the browser found in </text:span><text:span text:style-name="T14">e2e/heroes.e2e-spec.ts</text:span><text:span text:style-name="T1"> </text:span></text:p>
        </text:list-item>
        <text:list-item>
          <text:p text:style-name="P67"><text:span text:style-name="T1">Import the </text:span><text:span text:style-name="T14">HeroesPage</text:span><text:span text:style-name="T1"> into </text:span><text:span text:style-name="T14">e2e/heroes.e2e-spec.ts</text:span></text:p>
        </text:list-item>
        <text:list-item>
          <text:p text:style-name="P67"><text:span text:style-name="T1">Use the </text:span><text:span text:style-name="T14">HeroesPage</text:span><text:span text:style-name="T1"> methods rather than interacting with the Protractor API directly</text:span></text:p>
        </text:list-item>
      </text:list>
      <text:h text:style-name="P125" text:outline-level="4">Code</text:h>
      <text:list xml:id="list8552146779822939392" text:style-name="L78">
        <text:list-item>
          <text:p text:style-name="P110"><text:a xlink:type="simple" xlink:href="https://github.com/angular-workshops/angular2-testing/blob/solution/tour-of-heroes/e2e/heroes-2.e2e-spec.ts" text:style-name="Internet_20_link" text:visited-style-name="Visited_20_Internet_20_Link"><text:span text:style-name="T2">https://github.com/angular-workshops/angular2-testing/blob/solution/tour-of-heroes/e2e/heroes-2.e2e-spec.ts</text:span></text:a></text:p>
        </text:list-item>
        <text:list-item>
          <text:p text:style-name="P110"><text:a xlink:type="simple" xlink:href="https://github.com/angular-workshops/angular2-testing/blob/solution/tour-of-heroes/e2e/page-objects/heroes-page.ts" text:style-name="Internet_20_link" text:visited-style-name="Visited_20_Internet_20_Link"><text:span text:style-name="T2">https://github.com/angular-workshops/angular2-testing/blob/solution/tour-of-heroes/e2e/page-objects/heroes-</text:span></text:a><text:soft-page-break/><text:a xlink:type="simple" xlink:href="https://github.com/angular-workshops/angular2-testing/blob/solution/tour-of-heroes/e2e/page-objects/heroes-page.ts" text:style-name="Internet_20_link" text:visited-style-name="Visited_20_Internet_20_Link"><text:span text:style-name="T2">page.ts</text:span></text:a></text:p>
        </text:list-item>
      </text:list>
      <text:h text:style-name="P125" text:outline-level="4">Tasks</text:h>
      <text:list xml:id="list307847803688855543" text:style-name="L79">
        <text:list-item>
          <text:p text:style-name="P68"><text:span text:style-name="T1">Create </text:span><text:span text:style-name="T14">e2e/page-objects/dashboard-page.ts</text:span><text:span text:style-name="T1"> file</text:span></text:p>
        </text:list-item>
        <text:list-item>
          <text:p text:style-name="P68"><text:span text:style-name="T1">Implement the </text:span><text:span text:style-name="T14">DashboardPage</text:span><text:span text:style-name="T1"> with methods for the dashboard specs.</text:span></text:p>
        </text:list-item>
        <text:list-item>
          <text:p text:style-name="P68"><text:span text:style-name="T1">Refactor the specs for the </text:span><text:span text:style-name="T21">dashboard</text:span><text:span text:style-name="T1"> page to use </text:span><text:span text:style-name="T14">DashboardPage</text:span></text:p>
        </text:list-item>
      </text:list>
      <text:h text:style-name="P124" text:outline-level="3">Step 18: Debugging strategies</text:h>
      <text:h text:style-name="P125" text:outline-level="4">Resources</text:h>
      <text:list xml:id="list3915886525466584841" text:style-name="L80">
        <text:list-item>
          <text:p text:style-name="P111"><text:a xlink:type="simple" xlink:href="http://www.protractortest.org/#/debugging" text:style-name="Internet_20_link" text:visited-style-name="Visited_20_Internet_20_Link"><text:span text:style-name="T2">Debugging Protractor Tests</text:span></text:a></text:p>
        </text:list-item>
        <text:list-item>
          <text:p text:style-name="P111"><text:a xlink:type="simple" xlink:href="https://nodejs.org/api/debugger.html#debugger_stepping" text:style-name="Internet_20_link" text:visited-style-name="Visited_20_Internet_20_Link"><text:span text:style-name="T2">NodeJS Debugger Docs</text:span></text:a></text:p>
        </text:list-item>
      </text:list>
      <text:h text:style-name="P125" text:outline-level="4">Goals</text:h>
      <text:list xml:id="list439423948828796396" text:style-name="L81">
        <text:list-item>
          <text:p text:style-name="P26">Demonstrate pausing a protractor spec</text:p>
        </text:list-item>
      </text:list>
      <text:h text:style-name="P125" text:outline-level="4">Demonstration</text:h>
      <text:list xml:id="list2219120841420089390" text:style-name="L82">
        <text:list-item>
          <text:p text:style-name="P69"><text:span text:style-name="T1">Add a </text:span><text:span text:style-name="T14">browser.pause()</text:span><text:span text:style-name="T1"> statement in </text:span><text:span text:style-name="T14">e2e/page-objects/heroes-page.ts</text:span></text:p>
        </text:list-item>
        <text:list-item>
          <text:p text:style-name="P27">Increase the default timeout in protractor.conf.js to give you time to debug:</text:p>
        </text:list-item>
        <text:list-item>
          <text:p text:style-name="P27">Run the tests and then see what the browser looks like when the spec pauses</text:p>
        </text:list-item>
        <text:list-item>
          <text:p text:style-name="P27">Show that you can open the browser developer console and run protractor commands:</text:p>
          <text:list>
            <text:list-item>
              <text:p text:style-name="P69"><text:span text:style-name="T1">Type </text:span><text:span text:style-name="T14">repl</text:span><text:span text:style-name="T1"> to enter JavaScript code</text:span></text:p>
            </text:list-item>
            <text:list-item>
              <text:p text:style-name="P69"><text:span text:style-name="T1">Type </text:span><text:span text:style-name="T14">element(by.css('input')).getAttribute('value')</text:span><text:span text:style-name="T1"> to show the value of the input element</text:span></text:p>
            </text:list-item>
            <text:list-item>
              <text:p text:style-name="P69"><text:span text:style-name="T1">Press </text:span><text:span text:style-name="T14">Ctrl-C</text:span><text:span text:style-name="T1"> to exit the repl</text:span></text:p>
            </text:list-item>
            <text:list-item>
              <text:p text:style-name="P69"><text:span text:style-name="T1">Type </text:span><text:span text:style-name="T14">c</text:span><text:span text:style-name="T1"> to continue to the next command</text:span></text:p>
            </text:list-item>
          </text:list>
        </text:list-item>
      </text:list>
      <text:h text:style-name="P125" text:outline-level="4">Code</text:h>
      <text:list xml:id="list7587833909618188661" text:style-name="L83">
        <text:list-item>
          <text:p text:style-name="P112"><text:a xlink:type="simple" xlink:href="https://github.com/angular-workshops/angular2-testing/blob/solution/tour-of-heroes/e2e/page-objects/heroes-page.ts" text:style-name="Internet_20_link" text:visited-style-name="Visited_20_Internet_20_Link"><text:span text:style-name="T2">https://github.com/angular-workshops/angular2-testing/blob/solution/tour-of-heroes/e2e/page-objects/heroes-page.ts</text:span></text:a></text:p>
        </text:list-item>
      </text:list>
      <text:h text:style-name="P125" text:outline-level="4">Tasks</text:h>
      <text:list xml:id="list5244790187102145136" text:style-name="L84">
        <text:list-item>
          <text:p text:style-name="P28">Try debugging into other tests</text:p>
        </text:list-item>
      </text:list>
      <text:h text:style-name="P124" text:outline-level="3">Step 19: Taking screenshots</text:h>
      <text:h text:style-name="P125" text:outline-level="4">Resources</text:h>
      <text:list xml:id="list7976538169280557885" text:style-name="L85">
        <text:list-item>
          <text:p text:style-name="P113"><text:a xlink:type="simple" xlink:href="about:blank" text:style-name="Internet_20_link" text:visited-style-name="Visited_20_Internet_20_Link"><text:span text:style-name="T2">Taking Screenshots with Protractor</text:span></text:a></text:p>
        </text:list-item>
      </text:list>
      <text:h text:style-name="P125" text:outline-level="4">Goals</text:h>
      <text:list xml:id="list6290034696608817868" text:style-name="L86">
        <text:list-item>
          <text:p text:style-name="P29">Add code to record a screenshot in the middle of a spec</text:p>
        </text:list-item>
      </text:list>
      <text:h text:style-name="P125" text:outline-level="4">Demonstration</text:h>
      <text:list xml:id="list3974455203697525484" text:style-name="L87">
        <text:list-item>
          <text:p text:style-name="P70"><text:span text:style-name="T1">Walk through the </text:span><text:span text:style-name="T14">screenshot.ts</text:span><text:span text:style-name="T1"> file</text:span></text:p>
        </text:list-item>
        <text:list-item>
          <text:p text:style-name="P70"><text:span text:style-name="T1">Import the helper function into </text:span><text:span text:style-name="T14">e2e/page-objects/heroes-page.ts</text:span><text:span text:style-name="T1"><text:line-break/> </text:span><text:span text:style-name="T14">import {saveScreenshot} from '../screenshot';</text:span></text:p>
        </text:list-item>
        <text:list-item>
          <text:p text:style-name="P70"><text:span text:style-name="T1">Call the helper in </text:span><text:span text:style-name="T14">e2e/page-objects/heroes-page.ts</text:span></text:p>
        </text:list-item>
      </text:list>
      <text:p text:style-name="P118"><text:soft-page-break/> <text:span text:style-name="T16">addNewHero(name: string) {</text:span></text:p>
      <text:p text:style-name="P118">   <text:span text:style-name="T16">this.getAddHeroTextBox().sendKeys('New Hero');</text:span></text:p>
      <text:p text:style-name="P119"><text:span text:style-name="T6">   </text:span><text:span text:style-name="T9">saveScreenshot('adding-a-hero');</text:span></text:p>
      <text:p text:style-name="P118">   <text:span text:style-name="T16">this.getAddHeroButton().click();</text:span></text:p>
      <text:p text:style-name="P118"> <text:span text:style-name="T16">}</text:span></text:p>
      <text:list xml:id="list5721077083387235392" text:style-name="L88">
        <text:list-item>
          <text:p text:style-name="P71"><text:span text:style-name="T1">Run the tests and check that the screenshot was written to disk like:<text:line-break/> </text:span><text:span text:style-name="T14">temp/screenshots/adding-a-hero-1474540605725.png</text:span></text:p>
        </text:list-item>
      </text:list>
      <text:h text:style-name="P123" text:outline-level="2"><text:span text:style-name="T4">Continuous Testing with Travis (</text:span><text:span text:style-name="T5">Optional</text:span><text:span text:style-name="T4">)</text:span></text:h>
      <text:h text:style-name="P124" text:outline-level="3">Step 20: Configure Travis to run our tests</text:h>
      <text:h text:style-name="P125" text:outline-level="4">Resources</text:h>
      <text:list xml:id="list4639718125562957832" text:style-name="L89">
        <text:list-item>
          <text:p text:style-name="P114"><text:a xlink:type="simple" xlink:href="https://docs.travis-ci.com/" text:style-name="Internet_20_link" text:visited-style-name="Visited_20_Internet_20_Link"><text:span text:style-name="T2">Travis CI Docs</text:span></text:a></text:p>
        </text:list-item>
      </text:list>
      <text:h text:style-name="P125" text:outline-level="4">Goals</text:h>
      <text:list xml:id="list8592046737862472630" text:style-name="L90">
        <text:list-item>
          <text:p text:style-name="P30">To configure Travis CI to run our linting, unit and e2e tests on every push to Github</text:p>
        </text:list-item>
        <text:list-item>
          <text:p text:style-name="P30">To configure Travis CI to use browsers hosted by SauceLabs</text:p>
        </text:list-item>
      </text:list>
      <text:h text:style-name="P125" text:outline-level="4">Demonstration</text:h>
      <text:list xml:id="list8953366033283009749" text:style-name="L91">
        <text:list-item>
          <text:p text:style-name="P31">Walk through Travis website and config file</text:p>
        </text:list-item>
      </text:list>
      <text:h text:style-name="P125" text:outline-level="4">Tasks</text:h>
      <text:list xml:id="list6808110016415422217" text:style-name="L92">
        <text:list-item>
          <text:p text:style-name="P32">Try pushing the project to your own GitHub repository and setting up Travis yourself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nsolas" svg:font-family="Consola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enther Zoppelt</meta:initial-creator>
    <meta:creation-date>2016-09-26T06:28:31</meta:creation-date>
    <meta:document-statistic meta:table-count="1" meta:image-count="0" meta:object-count="0" meta:page-count="12" meta:paragraph-count="364" meta:word-count="2070" meta:character-count="14777"/>
    <dc:date>2016-09-26T06:38:57</dc:date>
    <dc:creator>Guenther Zoppelt</dc:creator>
    <meta:editing-duration>PT10M27S</meta:editing-duration>
    <meta:editing-cycles>1</meta:editing-cycles>
    <meta:generator>OpenOffice/4.1.2$Unix OpenOffice.org_project/412m3$Build-9782</meta:generator>
  </office:meta>
</office:document-meta>
</file>